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8021in" fo:margin-left="0.5278in" fo:margin-top="0in" fo:margin-bottom="0in" table:align="left"/>
    </style:style>
    <style:style style:name="Table1.A" style:family="table-column">
      <style:table-column-properties style:column-width="5.8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19171c" fo:padding="0.0694in" fo:border="none">
        <style:background-image/>
      </style:table-cell-properties>
    </style:style>
    <style:style style:name="Table2" style:family="table">
      <style:table-properties style:width="5.8021in" fo:margin-left="0.5278in" fo:margin-top="0in" fo:margin-bottom="0in" table:align="left"/>
    </style:style>
    <style:style style:name="Table2.A" style:family="table-column">
      <style:table-column-properties style:column-width="5.80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19171c" fo:padding="0.0694in" fo:border="none">
        <style:background-image/>
      </style:table-cell-properties>
    </style:style>
    <style:style style:name="Table3" style:family="table">
      <style:table-properties style:width="5.7708in" fo:margin-left="0.559in" fo:margin-top="0in" fo:margin-bottom="0in" table:align="left"/>
    </style:style>
    <style:style style:name="Table3.A" style:family="table-column">
      <style:table-column-properties style:column-width="5.770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19171c" fo:padding="0.0694in" fo:border="none">
        <style:background-image/>
      </style:table-cell-properties>
    </style:style>
    <style:style style:name="Table4" style:family="table">
      <style:table-properties style:width="5.75in" fo:margin-left="0.5799in" fo:margin-top="0in" fo:margin-bottom="0in" table:align="left"/>
    </style:style>
    <style:style style:name="Table4.A" style:family="table-column">
      <style:table-column-properties style:column-width="5.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19171c" fo:padding="0.0694in" fo:border="none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19171c" fo:padding="0.0694in" fo:border="none">
        <style:background-image/>
      </style:table-cell-properties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19171c" fo:padding="0.0694in" fo:border="none">
        <style:background-image/>
      </style:table-cell-properties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19171c" fo:padding="0.0694in" fo:border="none">
        <style:background-image/>
      </style:table-cell-properties>
    </style:style>
    <style:style style:name="P1" style:family="paragraph" style:parent-style-name="Standard">
      <style:text-properties fo:color="#212121" fo:font-size="12pt" style:font-size-asian="12pt" style:font-size-complex="12pt" fo:background-color="#ffffff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in" fo:margin-right="0in" fo:text-indent="0.5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color="#212121" fo:font-size="12pt" style:font-size-asian="12pt" style:font-size-complex="12pt" fo:background-color="#ffffff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212121" fo:font-size="12pt" style:font-size-asian="12pt" style:font-size-complex="12pt" fo:background-color="#ffffff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1in" fo:margin-right="0in" fo:margin-top="0in" fo:margin-bottom="0.1665in" loext:contextual-spacing="false" fo:line-height="100%" fo:text-indent="0in" style:auto-text-indent="false"/>
      <style:text-properties fo:color="#212121" fo:font-size="12pt" style:font-size-asian="12pt" style:font-size-complex="12pt" fo:background-color="#ffffff"/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Heading_20_2">
      <style:paragraph-properties fo:margin-top="0.25in" fo:margin-bottom="0.0555in" loext:contextual-spacing="false" fo:line-height="100%" fo:keep-together="auto" fo:break-before="page" fo:keep-with-next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color="#212121" fo:font-size="12pt" style:font-size-asian="12pt" style:font-size-complex="12pt" fo:background-color="#ffffff"/>
    </style:style>
    <style:style style:name="T4" style:family="text">
      <style:text-properties fo:color="#212121" fo:font-size="12pt" fo:font-weight="bold" style:font-size-asian="12pt" style:font-weight-asian="bold" style:font-size-complex="12pt" fo:background-color="#ffffff"/>
    </style:style>
    <style:style style:name="T5" style:family="text">
      <style:text-properties fo:color="#212121" fo:font-size="12pt" style:text-underline-style="none" style:font-size-asian="12pt" style:font-size-complex="12pt" fo:background-color="#ffffff"/>
    </style:style>
    <style:style style:name="T6" style:family="text">
      <style:text-properties fo:color="#212121" fo:font-size="14pt" fo:font-weight="bold" style:font-size-asian="14pt" style:font-weight-asian="bold" style:font-size-complex="14pt" fo:background-color="#ffffff"/>
    </style:style>
    <style:style style:name="T7" style:family="text">
      <style:text-properties fo:color="#212121" fo:font-size="14pt" style:font-size-asian="14pt" style:font-size-complex="14pt" fo:background-color="#ffffff"/>
    </style:style>
    <style:style style:name="T8" style:family="text">
      <style:text-properties fo:color="#212121" fo:font-size="15pt" fo:font-weight="bold" style:font-size-asian="15pt" style:font-weight-asian="bold" style:font-size-complex="15pt" fo:background-color="#ffffff"/>
    </style:style>
    <style:style style:name="T9" style:family="text">
      <style:text-properties fo:color="#955ae7" style:font-name="Consolas" fo:font-size="12pt" fo:background-color="#19171c" loext:char-shading-value="0" style:font-name-asian="Consolas1" style:font-size-asian="12pt" style:font-name-complex="Consolas1" style:font-size-complex="12pt"/>
    </style:style>
    <style:style style:name="T10" style:family="text">
      <style:text-properties fo:color="#8b8792" style:font-name="Consolas" fo:font-size="12pt" fo:background-color="#19171c" loext:char-shading-value="0" style:font-name-asian="Consolas1" style:font-size-asian="12pt" style:font-name-complex="Consolas1" style:font-size-complex="12pt"/>
    </style:style>
    <style:style style:name="T11" style:family="text">
      <style:text-properties fo:color="#576ddb" style:font-name="Consolas" fo:font-size="12pt" fo:background-color="#19171c" loext:char-shading-value="0" style:font-name-asian="Consolas1" style:font-size-asian="12pt" style:font-name-complex="Consolas1" style:font-size-complex="12pt"/>
    </style:style>
    <style:style style:name="T12" style:family="text">
      <style:text-properties fo:color="#aa573c" style:font-name="Consolas" fo:font-size="12pt" fo:background-color="#19171c" loext:char-shading-value="0" style:font-name-asian="Consolas1" style:font-size-asian="12pt" style:font-name-complex="Consolas1" style:font-size-complex="12pt"/>
    </style:style>
    <style:style style:name="T13" style:family="text">
      <style:text-properties fo:color="#2a9292" style:font-name="Consolas" fo:font-size="12pt" fo:background-color="#19171c" loext:char-shading-value="0" style:font-name-asian="Consolas1" style:font-size-asian="12pt" style:font-name-complex="Consolas1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7e7887" style:font-name="Consolas" fo:font-size="12pt" fo:background-color="#19171c" loext:char-shading-value="0" style:font-name-asian="Consolas1" style:font-size-asian="12pt" style:font-name-complex="Consolas1" style:font-size-complex="12pt"/>
    </style:style>
    <style:style style:name="T16" style:family="text">
      <style:text-properties fo:color="#be4678" style:font-name="Consolas" fo:font-size="12pt" fo:background-color="#19171c" loext:char-shading-value="0" style:font-name-asian="Consolas1" style:font-size-asian="12pt" style:font-name-complex="Consola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Websocket:</text:span></text:p>
      <text:p text:style-name="Standard"><text:span text:style-name="T2"><text:tab/><text:tab/></text:span>Websocket is <text:span text:style-name="T3">that makes it possible to open a two-way interactive communication session between the user's browser and a server.</text:span></text:p>
      <text:p text:style-name="P1"/>
      <text:p text:style-name="Standard"><text:span text:style-name="T3"><text:tab/>Basic server side program that creates a web socket.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import</text:span><text:span text:style-name="T10"> asyncio<text:line-break/></text:span><text:span text:style-name="T9">import</text:span><text:span text:style-name="T10"> websockets<text:line-break/><text:line-break/></text:span><text:span text:style-name="T9">async</text:span><text:span text:style-name="T10"> </text:span><text:span text:style-name="T9">def</text:span><text:span text:style-name="T10"> </text:span><text:span text:style-name="T11">echo</text:span><text:span text:style-name="T12">(websocket, path)</text:span><text:span text:style-name="T10">:<text:line-break/> <text:s text:c="3"/></text:span><text:span text:style-name="T9">async</text:span><text:span text:style-name="T10"> </text:span><text:span text:style-name="T9">for</text:span><text:span text:style-name="T10"> message </text:span><text:span text:style-name="T9">in</text:span><text:span text:style-name="T10"> websocket:<text:line-break/> <text:s text:c="7"/></text:span><text:span text:style-name="T9">await</text:span><text:span text:style-name="T10"> websocket.send(</text:span><text:span text:style-name="T13">f"The message is {message}"</text:span><text:span text:style-name="T10">)<text:line-break/><text:line-break/>start_server = websockets.serve(echo, </text:span><text:span text:style-name="T13">"localhost"</text:span><text:span text:style-name="T10">, </text:span><text:span text:style-name="T12">5050</text:span><text:span text:style-name="T10">)<text:line-break/><text:line-break/>asyncio.get_event_loop().run_until_complete(start_server)<text:line-break/>asyncio.get_event_loop().run_forever()</text:span></text:p>
          </table:table-cell>
        </table:table-row>
      </table:table>
      <text:p text:style-name="P1"/>
      <text:p text:style-name="P4"><text:span text:style-name="T3">Generally a websocket will consist of a </text:span><text:span text:style-name="T4">handler. </text:span><text:span text:style-name="T3">A handler is a function that will take the websocket and path as arguments. <text:s/>When we serve a websocket with a respective handler the websocket will behave as the handler.</text:span></text:p>
      <text:p text:style-name="P1"/>
      <text:p text:style-name="P5"><text:span text:style-name="T3">Basic client side program that connects to a websocket.</text:span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import</text:span><text:span text:style-name="T10"> asyncio<text:line-break/></text:span><text:span text:style-name="T9">import</text:span><text:span text:style-name="T10"> websockets<text:line-break/><text:line-break/></text:span><text:span text:style-name="T9">async</text:span><text:span text:style-name="T10"> </text:span><text:span text:style-name="T9">def</text:span><text:span text:style-name="T10"> </text:span><text:span text:style-name="T11">hello</text:span><text:span text:style-name="T12">()</text:span><text:span text:style-name="T10">:<text:line-break/> <text:s text:c="3"/>uri = </text:span><text:span text:style-name="T13">"ws://localhost:5050"</text:span><text:span text:style-name="T10"><text:line-break/> <text:s text:c="3"/></text:span><text:span text:style-name="T9">async</text:span><text:span text:style-name="T10"> </text:span><text:span text:style-name="T9">with</text:span><text:span text:style-name="T10"> websockets.connect(uri) </text:span><text:span text:style-name="T9">as</text:span><text:span text:style-name="T10"> websocket:<text:line-break/> <text:s text:c="7"/></text:span><text:span text:style-name="T9">await</text:span><text:span text:style-name="T10"> websocket.send(</text:span><text:span text:style-name="T13">"Hi"</text:span><text:span text:style-name="T10">)<text:line-break/> <text:s text:c="7"/></text:span><text:span text:style-name="T9">await</text:span><text:span text:style-name="T10"> websocket.recv()<text:line-break/><text:line-break/>asyncio.get_event_loop().run_until_complete(hello())</text:span></text:p>
          </table:table-cell>
        </table:table-row>
      </table:table>
      <text:p text:style-name="P1"/>
      <text:p text:style-name="P4"><text:span text:style-name="T3">In the above code when we call the </text:span><text:span text:style-name="T4">websockets.connect </text:span><text:span text:style-name="T3">with a respective path it will return a websocket object instance. By calling the methods of </text:span><text:span text:style-name="T4">send()</text:span><text:span text:style-name="T3"> and </text:span><text:span text:style-name="T4">recv()</text:span><text:span text:style-name="T3"> methods we can send and receive from the server. </text:span></text:p>
      <text:p text:style-name="P6"><text:span text:style-name="T6">WSS</text:span><text:span text:style-name="T7">:</text:span></text:p>
      <text:p text:style-name="P8"><text:span text:style-name="T3">To add securities to a websocket we need to pass a </text:span><text:span text:style-name="T4">sslcontext</text:span><text:span text:style-name="T3"> object loaded with a respective </text:span><text:span text:style-name="T4">.pem</text:span><text:span text:style-name="T3"> file.</text:span></text:p>
      <text:p text:style-name="P9"/>
      <text:p text:style-name="P8"><text:span text:style-name="T3">Basic websocket server side program that creates a WSS.</text:span></text:p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import</text:span><text:span text:style-name="T10"> asyncio<text:line-break/></text:span><text:span text:style-name="T9">import</text:span><text:span text:style-name="T10"> pathlib<text:line-break/></text:span><text:span text:style-name="T9">import</text:span><text:span text:style-name="T10"> ssl<text:line-break/></text:span><text:span text:style-name="T9">import</text:span><text:span text:style-name="T10"> websockets<text:line-break/><text:line-break/></text:span><text:span text:style-name="T9">async</text:span><text:span text:style-name="T10"> </text:span><text:span text:style-name="T9">def</text:span><text:span text:style-name="T10"> </text:span><text:span text:style-name="T11">hello</text:span><text:span text:style-name="T12">(websocket, path)</text:span><text:span text:style-name="T10">:<text:line-break/> <text:s text:c="3"/>name = </text:span><text:span text:style-name="T9">await</text:span><text:span text:style-name="T10"> websocket.recv()<text:line-break/> <text:s text:c="3"/>print(</text:span><text:span text:style-name="T13">f"&lt; {name}"</text:span><text:span text:style-name="T10">)<text:line-break/><text:line-break/> <text:s text:c="3"/>greeting = </text:span><text:span text:style-name="T13">f"Hello {name}!"</text:span><text:span text:style-name="T10"><text:line-break/><text:line-break/> <text:s text:c="3"/></text:span><text:span text:style-name="T9">await</text:span><text:span text:style-name="T10"> websocket.send(greeting)<text:line-break/> <text:s text:c="3"/>print(</text:span><text:span text:style-name="T13">f"&gt; {greeting}"</text:span><text:span text:style-name="T10">)<text:line-break/><text:line-break/>ssl_context = ssl.SSLContext(ssl.PROTOCOL_TLS_SERVER)<text:line-break/>localhost_pem = pathlib.Path(__file__).with_name(</text:span><text:span text:style-name="T13">"localhost.pem"</text:span><text:span text:style-name="T10">)<text:line-break/>ssl_context.load_cert_chain(localhost_pem)<text:line-break/><text:line-break/>start_server = websockets.serve(<text:line-break/> <text:s text:c="3"/>hello, </text:span><text:span text:style-name="T13">"localhost"</text:span><text:span text:style-name="T10">, </text:span><text:span text:style-name="T12">8765</text:span><text:span text:style-name="T10">, ssl=ssl_context<text:line-break/>)<text:line-break/><text:line-break/>asyncio.get_event_loop().run_until_complete(start_server)<text:line-break/>asyncio.get_event_loop().run_forever()</text:span></text:p>
          </table:table-cell>
        </table:table-row>
      </table:table>
      <text:p text:style-name="P1"/>
      <text:p text:style-name="P7"/>
      <text:p text:style-name="Standard"><text:span text:style-name="T3"><text:tab/>Basic websocket client side program that connects to a WSS.</text:span></text:p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import</text:span><text:span text:style-name="T10"> asyncio<text:line-break/></text:span><text:span text:style-name="T9">import</text:span><text:span text:style-name="T10"> pathlib<text:line-break/></text:span><text:span text:style-name="T9">import</text:span><text:span text:style-name="T10"> ssl<text:line-break/></text:span><text:span text:style-name="T9">import</text:span><text:span text:style-name="T10"> websockets<text:line-break/><text:line-break/>ssl_context = ssl.SSLContext(ssl.PROTOCOL_TLS_CLIENT)<text:line-break/>localhost_pem = pathlib.Path(__file__).with_name(</text:span><text:span text:style-name="T13">"localhost.pem"</text:span><text:span text:style-name="T10">)<text:line-break/>ssl_context.load_verify_locations(localhost_pem)<text:line-break/><text:line-break/></text:span><text:span text:style-name="T9">async</text:span><text:span text:style-name="T10"> </text:span><text:span text:style-name="T9">def</text:span><text:span text:style-name="T10"> </text:span><text:span text:style-name="T11">hello</text:span><text:span text:style-name="T12">()</text:span><text:span text:style-name="T10">:<text:line-break/> <text:s text:c="3"/>uri = </text:span><text:span text:style-name="T13">"wss://localhost:8765"</text:span><text:span text:style-name="T10"><text:line-break/> <text:s text:c="3"/></text:span><text:span text:style-name="T9">async</text:span><text:span text:style-name="T10"> </text:span><text:span text:style-name="T9">with</text:span><text:span text:style-name="T10"> websockets.connect(<text:line-break/> <text:s text:c="7"/>uri, ssl=ssl_context<text:line-break/> <text:s text:c="3"/>) </text:span><text:span text:style-name="T9">as</text:span><text:span text:style-name="T10"> websocket:<text:line-break/> <text:s text:c="7"/>name = input(</text:span><text:span text:style-name="T13">"What's your name? "</text:span><text:span text:style-name="T10">)<text:line-break/><text:line-break/> <text:s text:c="7"/></text:span><text:span text:style-name="T9">await</text:span><text:span text:style-name="T10"> websocket.send(name)<text:line-break/> <text:s text:c="7"/>print(</text:span><text:span text:style-name="T13">f"&gt; {name}"</text:span><text:span text:style-name="T10">)<text:line-break/><text:line-break/> <text:s text:c="7"/>greeting = </text:span><text:span text:style-name="T9">await</text:span><text:span text:style-name="T10"> websocket.recv()<text:line-break/> <text:s text:c="7"/>print(</text:span><text:span text:style-name="T13">f"&lt; {greeting}"</text:span><text:span text:style-name="T10">)<text:line-break/><text:line-break/>asyncio.get_event_loop().run_until_complete(hello())</text:span></text:p>
          </table:table-cell>
        </table:table-row>
      </table:table>
      <text:p text:style-name="P1"/>
      <text:p text:style-name="Standard"><text:span text:style-name="T3"><text:tab/></text:span></text:p>
      <text:p text:style-name="Standard"><text:span text:style-name="T6">Authentication in Websocket:</text:span></text:p>
      <text:p text:style-name="Standard"><text:span text:style-name="T6"><text:tab/></text:span><text:span text:style-name="T3">The basic authentication can be achieved by passing the </text:span><text:span text:style-name="T4">BasicAuthWebSocketServerProtocol </text:span><text:span text:style-name="T3">class instance to </text:span><text:span text:style-name="T4">create_protocol </text:span><text:span text:style-name="T3">parameter. Here the realm indicates scope of protection. </text:span></text:p>
      <text:p text:style-name="Standard"><text:span text:style-name="T6"><text:tab/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10">websockets.serve(<text:line-break/> <text:s text:c="3"/>create_protocol=websockets.basic_auth_protocol_factory(<text:line-break/> <text:s text:c="7"/>realm=</text:span><text:span text:style-name="T13">"my dev server"</text:span><text:span text:style-name="T10">,<text:line-break/> <text:s text:c="7"/>credentials=(</text:span><text:span text:style-name="T13">"hello"</text:span><text:span text:style-name="T10">, </text:span><text:span text:style-name="T13">"iloveyou"</text:span><text:span text:style-name="T10">),<text:line-break/> <text:s text:c="3"/>)<text:line-break/>)</text:span></text:p>
          </table:table-cell>
        </table:table-row>
      </table:table>
      <text:p text:style-name="P1"/>
      <text:p text:style-name="P14"><text:bookmark text:name="_5xsqbdcc2j6o"/><text:span text:style-name="T8">Synchronization of websocket:</text:span></text:p>
      <text:p text:style-name="Standard"><text:span text:style-name="T14"><text:s/><text:tab/>Synchronization of websocket is loading and saving documents on server-side with up to date based on the client actions.</text:span></text:p>
      <text:p text:style-name="P2"/>
      <text:p text:style-name="Standard"><text:span text:style-name="T14"><text:tab/>The basic Counter example where multiple clients can increment or decrement the value of the counter.</text:span></text:p>
      <text:p text:style-name="P2"/>
      <text:p text:style-name="Standard"><text:span text:style-name="T14"><text:tab/>The server side code of the Counter:</text:span></text:p>
      <text:p text:style-name="Standard"><text:span text:style-name="T14"><text:tab/></text:span></text:p>
      <text:p text:style-name="Standard"><text:span text:style-name="T14"><text:tab/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import</text:span><text:span text:style-name="T10"> asyncio<text:line-break/></text:span><text:span text:style-name="T9">import</text:span><text:span text:style-name="T10"> json<text:line-break/></text:span><text:span text:style-name="T9">import</text:span><text:span text:style-name="T10"> logging<text:line-break/></text:span><text:span text:style-name="T9">import</text:span><text:span text:style-name="T10"> websockets<text:line-break/><text:line-break/>logging.basicConfig()<text:line-break/><text:line-break/>STATE = {</text:span><text:span text:style-name="T13">"value"</text:span><text:span text:style-name="T10">: </text:span><text:span text:style-name="T12">0</text:span><text:span text:style-name="T10">}<text:line-break/><text:line-break/>USERS = set()<text:line-break/><text:line-break/></text:span><text:span text:style-name="T9">def</text:span><text:span text:style-name="T10"> </text:span><text:span text:style-name="T11">state_event</text:span><text:span text:style-name="T12">()</text:span><text:span text:style-name="T10">:<text:line-break/> <text:s text:c="3"/></text:span><text:span text:style-name="T9">return</text:span><text:span text:style-name="T10"> json.dumps({</text:span><text:span text:style-name="T13">"type"</text:span><text:span text:style-name="T10">: </text:span><text:span text:style-name="T13">"state"</text:span><text:span text:style-name="T10">, **STATE})<text:line-break/><text:line-break/></text:span><text:span text:style-name="T9">def</text:span><text:span text:style-name="T10"> </text:span><text:span text:style-name="T11">users_event</text:span><text:span text:style-name="T12">()</text:span><text:span text:style-name="T10">:<text:line-break/> <text:s text:c="3"/></text:span><text:span text:style-name="T9">return</text:span><text:span text:style-name="T10"> json.dumps({</text:span><text:span text:style-name="T13">"type"</text:span><text:span text:style-name="T10">: </text:span><text:span text:style-name="T13">"users"</text:span><text:span text:style-name="T10">, </text:span><text:span text:style-name="T13">"count"</text:span><text:span text:style-name="T10">: len(USERS)})<text:line-break/><text:line-break/></text:span><text:span text:style-name="T9">async</text:span><text:span text:style-name="T10"> </text:span><text:span text:style-name="T9">def</text:span><text:span text:style-name="T10"> </text:span><text:span text:style-name="T11">notify_state</text:span><text:span text:style-name="T12">()</text:span><text:span text:style-name="T10">:<text:line-break/> <text:s text:c="3"/></text:span><text:span text:style-name="T9">if</text:span><text:span text:style-name="T10"> USERS: <text:s/></text:span><text:span text:style-name="T15"># asyncio.wait doesn't accept an empty list</text:span><text:span text:style-name="T10"><text:line-break/> <text:s text:c="7"/>message = state_event()<text:line-break/> <text:s text:c="7"/></text:span><text:span text:style-name="T9">await</text:span><text:span text:style-name="T10"> asyncio.wait([user.send(message) </text:span><text:span text:style-name="T9">for</text:span><text:span text:style-name="T10"> user </text:span><text:span text:style-name="T9">in</text:span><text:span text:style-name="T10"> USERS])<text:line-break/><text:line-break/></text:span><text:span text:style-name="T9">async</text:span><text:span text:style-name="T10"> </text:span><text:span text:style-name="T9">def</text:span><text:span text:style-name="T10"> </text:span><text:span text:style-name="T11">notify_users</text:span><text:span text:style-name="T12">()</text:span><text:span text:style-name="T10">:<text:line-break/> <text:s text:c="3"/></text:span><text:span text:style-name="T9">if</text:span><text:span text:style-name="T10"> USERS: <text:s/></text:span><text:span text:style-name="T15"># asyncio.wait doesn't accept an empty list</text:span><text:span text:style-name="T10"><text:line-break/> <text:s text:c="7"/>message = users_event()<text:line-break/> <text:s text:c="7"/></text:span><text:span text:style-name="T9">await</text:span><text:span text:style-name="T10"> asyncio.wait([user.send(message) </text:span><text:span text:style-name="T9">for</text:span><text:span text:style-name="T10"> user </text:span><text:span text:style-name="T9">in</text:span><text:span text:style-name="T10"> USERS])<text:line-break/><text:line-break/></text:span><text:span text:style-name="T9">async</text:span><text:span text:style-name="T10"> </text:span><text:span text:style-name="T9">def</text:span><text:span text:style-name="T10"> </text:span><text:span text:style-name="T11">register</text:span><text:span text:style-name="T12">(websocket)</text:span><text:span text:style-name="T10">:<text:line-break/> <text:s text:c="3"/>USERS.add(websocket)<text:line-break/> <text:s text:c="3"/></text:span><text:span text:style-name="T9">await</text:span><text:span text:style-name="T10"> notify_users()<text:line-break/></text:span></text:p>
            <text:p text:style-name="P3"><text:span text:style-name="T10"><text:line-break/></text:span><text:span text:style-name="T9">async</text:span><text:span text:style-name="T10"> </text:span><text:span text:style-name="T9">def</text:span><text:span text:style-name="T10"> </text:span><text:span text:style-name="T11">unregister</text:span><text:span text:style-name="T12">(websocket)</text:span><text:span text:style-name="T10">:<text:line-break/> <text:s text:c="3"/>USERS.remove(websocket)<text:line-break/> <text:s text:c="3"/></text:span><text:span text:style-name="T9">await</text:span><text:span text:style-name="T10"> notify_users()<text:line-break/><text:line-break/></text:span><text:span text:style-name="T9">async</text:span><text:span text:style-name="T10"> </text:span><text:span text:style-name="T9">def</text:span><text:span text:style-name="T10"> </text:span><text:span text:style-name="T11">counter</text:span><text:span text:style-name="T12">(websocket, path)</text:span><text:span text:style-name="T10">:<text:line-break/> <text:s text:c="3"/></text:span><text:span text:style-name="T15"># register(websocket) sends user_event() to websocket</text:span><text:span text:style-name="T10"><text:line-break/> <text:s text:c="3"/></text:span><text:span text:style-name="T9">await</text:span><text:span text:style-name="T10"> register(websocket)<text:line-break/> <text:s text:c="3"/></text:span><text:span text:style-name="T9">try</text:span><text:span text:style-name="T10">:<text:line-break/> <text:s text:c="7"/></text:span><text:span text:style-name="T9">await</text:span><text:span text:style-name="T10"> websocket.send(state_event())<text:line-break/> <text:s text:c="7"/></text:span><text:span text:style-name="T9">async</text:span><text:span text:style-name="T10"> </text:span><text:span text:style-name="T9">for</text:span><text:span text:style-name="T10"> message </text:span><text:span text:style-name="T9">in</text:span><text:span text:style-name="T10"> websocket:<text:line-break/> <text:s text:c="11"/>data = json.loads(message)<text:line-break/> <text:s text:c="11"/></text:span><text:span text:style-name="T9">if</text:span><text:span text:style-name="T10"> data[</text:span><text:span text:style-name="T13">"action"</text:span><text:span text:style-name="T10">] == </text:span><text:span text:style-name="T13">"minus"</text:span><text:span text:style-name="T10">:<text:line-break/> <text:s text:c="15"/>STATE[</text:span><text:span text:style-name="T13">"value"</text:span><text:span text:style-name="T10">] -= </text:span><text:span text:style-name="T12">1</text:span><text:span text:style-name="T10"><text:line-break/> <text:s text:c="15"/></text:span><text:span text:style-name="T9">await</text:span><text:span text:style-name="T10"> notify_state()<text:line-break/> <text:s text:c="11"/></text:span><text:span text:style-name="T9">elif</text:span><text:span text:style-name="T10"> data[</text:span><text:span text:style-name="T13">"action"</text:span><text:span text:style-name="T10">] == </text:span><text:span text:style-name="T13">"plus"</text:span><text:span text:style-name="T10">:<text:line-break/> <text:s text:c="15"/>STATE[</text:span><text:span text:style-name="T13">"value"</text:span><text:span text:style-name="T10">] += </text:span><text:span text:style-name="T12">1</text:span><text:span text:style-name="T10"><text:line-break/> <text:s text:c="15"/></text:span><text:span text:style-name="T9">await</text:span><text:span text:style-name="T10"> notify_state()<text:line-break/> <text:s text:c="11"/></text:span><text:span text:style-name="T9">else</text:span><text:span text:style-name="T10">:<text:line-break/> <text:s text:c="15"/>logging.error(</text:span><text:span text:style-name="T13">"unsupported event: %s"</text:span><text:span text:style-name="T10">, data)<text:line-break/> <text:s text:c="3"/></text:span><text:span text:style-name="T9">finally</text:span><text:span text:style-name="T10">:<text:line-break/> <text:s text:c="7"/></text:span><text:span text:style-name="T9">await</text:span><text:span text:style-name="T10"> unregister(websocket)<text:line-break/><text:line-break/>start_server = websockets.serve(counter, </text:span><text:span text:style-name="T13">"localhost"</text:span><text:span text:style-name="T10">, </text:span><text:span text:style-name="T12">6789</text:span><text:span text:style-name="T10">)<text:line-break/><text:line-break/>asyncio.get_event_loop().run_until_complete(start_server)<text:line-break/>asyncio.get_event_loop().run_forever()</text:span></text:p>
          </table:table-cell>
        </table:table-row>
      </table:table>
      <text:p text:style-name="P2"/>
      <text:p text:style-name="Standard"><text:span text:style-name="T3">In the above code the handler function increments or decrements the value of the counter and the notify_state function will notify the users that are connected to websocket.</text:span></text:p>
      <text:p text:style-name="P1"/>
      <text:p text:style-name="P6"><text:span text:style-name="T3">The below script is the basic front-end code for the Counter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10">&lt;!DOCTYPE html&gt;<text:line-break/></text:span><text:span text:style-name="T16">&lt;html&gt;</text:span><text:span text:style-name="T10"><text:line-break/> <text:s text:c="3"/></text:span><text:span text:style-name="T16">&lt;head&gt;</text:span><text:span text:style-name="T10"><text:line-break/> <text:s text:c="7"/></text:span><text:span text:style-name="T16">&lt;title&gt;</text:span><text:span text:style-name="T10">WebSocket demo</text:span><text:span text:style-name="T16">&lt;/title&gt;</text:span><text:span text:style-name="T10"><text:line-break/> <text:s text:c="7"/></text:span><text:span text:style-name="T16">&lt;style type=</text:span><text:span text:style-name="T13">"text/css"</text:span><text:span text:style-name="T16">&gt;</text:span><text:span text:style-name="T10"><text:line-break/> <text:s text:c="11"/></text:span><text:span text:style-name="T9">body</text:span><text:span text:style-name="T10"> {<text:line-break/> <text:s text:c="15"/></text:span><text:span text:style-name="T16">font-family</text:span><text:span text:style-name="T10">: </text:span><text:span text:style-name="T13">"Courier New"</text:span><text:span text:style-name="T10">, sans-serif;<text:line-break/> <text:s text:c="15"/></text:span><text:span text:style-name="T16">text-align</text:span><text:span text:style-name="T10">: center;<text:line-break/> <text:s text:c="11"/>}<text:line-break/> <text:s text:c="11"/></text:span><text:span text:style-name="T16">.buttons</text:span><text:span text:style-name="T10"> {<text:line-break/> <text:s text:c="15"/></text:span><text:span text:style-name="T16">font-size</text:span><text:span text:style-name="T10">: </text:span><text:span text:style-name="T12">4em</text:span><text:span text:style-name="T10">;<text:line-break/> <text:s text:c="15"/></text:span><text:span text:style-name="T16">display</text:span><text:span text:style-name="T10">: flex;<text:line-break/> <text:s text:c="15"/></text:span><text:span text:style-name="T16">justify-content</text:span><text:span text:style-name="T10">: center;<text:line-break/> <text:s text:c="11"/>}<text:line-break/> <text:s text:c="11"/></text:span><text:span text:style-name="T16">.button</text:span><text:span text:style-name="T10">, </text:span><text:span text:style-name="T16">.value</text:span><text:span text:style-name="T10"> {<text:line-break/> <text:s text:c="15"/></text:span><text:span text:style-name="T16">line-height</text:span><text:span text:style-name="T10">: </text:span><text:span text:style-name="T12">1</text:span><text:span text:style-name="T10">;<text:line-break/> <text:s text:c="15"/></text:span><text:span text:style-name="T16">padding</text:span><text:span text:style-name="T10">: </text:span><text:span text:style-name="T12">2rem</text:span><text:span text:style-name="T10">;<text:line-break/> <text:s text:c="15"/></text:span><text:span text:style-name="T16">margin</text:span><text:span text:style-name="T10">: </text:span><text:span text:style-name="T12">2rem</text:span><text:span text:style-name="T10">;<text:line-break/> <text:s text:c="15"/></text:span><text:span text:style-name="T16">border</text:span><text:span text:style-name="T10">: medium solid;<text:line-break/> <text:s text:c="15"/></text:span><text:span text:style-name="T16">min-height</text:span><text:span text:style-name="T10">: </text:span><text:span text:style-name="T12">1em</text:span><text:span text:style-name="T10">;<text:line-break/> <text:s text:c="15"/></text:span><text:span text:style-name="T16">min-width</text:span><text:span text:style-name="T10">: </text:span><text:span text:style-name="T12">1em</text:span><text:span text:style-name="T10">;<text:line-break/> <text:s text:c="11"/>}<text:line-break/> <text:s text:c="11"/></text:span><text:span text:style-name="T16">.button</text:span><text:span text:style-name="T10"> {<text:line-break/> <text:s text:c="15"/></text:span><text:span text:style-name="T16">cursor</text:span><text:span text:style-name="T10">: pointer;<text:line-break/> <text:s text:c="15"/></text:span><text:span text:style-name="T16">user-select</text:span><text:span text:style-name="T10">: none;<text:line-break/> <text:s text:c="11"/>}<text:line-break/> <text:s text:c="11"/></text:span><text:span text:style-name="T16">.minus</text:span><text:span text:style-name="T10"> {<text:line-break/> <text:s text:c="15"/></text:span><text:span text:style-name="T16">color</text:span><text:span text:style-name="T10">: red;<text:line-break/> <text:s text:c="11"/>}<text:line-break/> <text:s text:c="11"/></text:span><text:span text:style-name="T16">.plus</text:span><text:span text:style-name="T10"> {<text:line-break/> <text:s text:c="15"/></text:span><text:span text:style-name="T16">color</text:span><text:span text:style-name="T10">: green;<text:line-break/> <text:s text:c="11"/>}<text:line-break/> <text:s text:c="11"/></text:span><text:span text:style-name="T16">.value</text:span><text:span text:style-name="T10"> {<text:line-break/> <text:s text:c="15"/></text:span><text:span text:style-name="T16">min-width</text:span><text:span text:style-name="T10">: </text:span><text:span text:style-name="T12">2em</text:span><text:span text:style-name="T10">;<text:line-break/> <text:s text:c="11"/>}<text:line-break/> <text:s text:c="11"/></text:span><text:span text:style-name="T16">.state</text:span><text:span text:style-name="T10"> {<text:line-break/> <text:s text:c="15"/></text:span><text:span text:style-name="T16">font-size</text:span><text:span text:style-name="T10">: </text:span><text:span text:style-name="T12">2em</text:span><text:span text:style-name="T10">;<text:line-break/> <text:s text:c="11"/>}<text:line-break/> <text:s text:c="7"/></text:span><text:span text:style-name="T16">&lt;/style&gt;</text:span><text:span text:style-name="T10"><text:line-break/> <text:s text:c="3"/></text:span><text:span text:style-name="T16">&lt;/head&gt;</text:span><text:span text:style-name="T10"><text:line-break/> <text:s text:c="3"/></text:span><text:span text:style-name="T16">&lt;body&gt;</text:span><text:span text:style-name="T10"><text:line-break/> <text:s text:c="7"/></text:span><text:span text:style-name="T16">&lt;div class=</text:span><text:span text:style-name="T13">"buttons"</text:span><text:span text:style-name="T16">&gt;</text:span><text:span text:style-name="T10"><text:line-break/> <text:s text:c="11"/></text:span><text:span text:style-name="T16">&lt;div class=</text:span><text:span text:style-name="T13">"minus button"</text:span><text:span text:style-name="T16">&gt;</text:span><text:span text:style-name="T10">-</text:span><text:span text:style-name="T16">&lt;/div&gt;</text:span><text:span text:style-name="T10"><text:line-break/> <text:s text:c="11"/></text:span><text:span text:style-name="T16">&lt;div class=</text:span><text:span text:style-name="T13">"value"</text:span><text:span text:style-name="T16">&gt;</text:span><text:span text:style-name="T10">?</text:span><text:span text:style-name="T16">&lt;/div&gt;</text:span><text:span text:style-name="T10"><text:line-break/> <text:s text:c="11"/></text:span><text:span text:style-name="T16">&lt;div class=</text:span><text:span text:style-name="T13">"plus button"</text:span><text:span text:style-name="T16">&gt;</text:span><text:span text:style-name="T10">+</text:span><text:span text:style-name="T16">&lt;/div&gt;</text:span><text:span text:style-name="T10"><text:line-break/> <text:s text:c="7"/></text:span><text:span text:style-name="T16">&lt;/div&gt;</text:span><text:span text:style-name="T10"><text:line-break/> <text:s text:c="7"/></text:span><text:span text:style-name="T16">&lt;div class=</text:span><text:span text:style-name="T13">"state"</text:span><text:span text:style-name="T16">&gt;</text:span><text:span text:style-name="T10"><text:line-break/> <text:s text:c="11"/></text:span><text:span text:style-name="T16">&lt;span class=</text:span><text:span text:style-name="T13">"users"</text:span><text:span text:style-name="T16">&gt;</text:span><text:span text:style-name="T10">?</text:span><text:span text:style-name="T16">&lt;/span&gt;</text:span><text:span text:style-name="T10"> online<text:line-break/> <text:s text:c="7"/></text:span><text:span text:style-name="T16">&lt;/div&gt;</text:span><text:span text:style-name="T10"><text:line-break/> <text:s text:c="7"/></text:span><text:span text:style-name="T16">&lt;script&gt;</text:span><text:span text:style-name="T10"><text:line-break/> <text:s text:c="11"/></text:span><text:span text:style-name="T9">var</text:span><text:span text:style-name="T10"> minus = </text:span><text:span text:style-name="T12">document</text:span><text:span text:style-name="T10">.querySelector(</text:span><text:span text:style-name="T13">'.minus'</text:span><text:span text:style-name="T10">),<text:line-break/> <text:s text:c="15"/>plus = </text:span><text:span text:style-name="T12">document</text:span><text:span text:style-name="T10">.querySelector(</text:span><text:span text:style-name="T13">'.plus'</text:span><text:span text:style-name="T10">),<text:line-break/> <text:s text:c="15"/>value = </text:span><text:span text:style-name="T12">document</text:span><text:span text:style-name="T10">.querySelector(</text:span><text:span text:style-name="T13">'.value'</text:span><text:span text:style-name="T10">),<text:line-break/> <text:s text:c="15"/>users = </text:span><text:span text:style-name="T12">document</text:span><text:span text:style-name="T10">.querySelector(</text:span><text:span text:style-name="T13">'.users'</text:span><text:span text:style-name="T10">),<text:line-break/> <text:s text:c="15"/>websocket = </text:span><text:span text:style-name="T9">new</text:span><text:span text:style-name="T10"> WebSocket(</text:span><text:span text:style-name="T13">"ws://127.0.0.1:6789/"</text:span><text:span text:style-name="T10">);<text:line-break/> <text:s text:c="11"/>minus.onclick = </text:span><text:span text:style-name="T9">function</text:span><text:span text:style-name="T10"> (</text:span><text:span text:style-name="T12">event</text:span><text:span text:style-name="T10">) {<text:line-break/> <text:s text:c="15"/>websocket.send(</text:span><text:span text:style-name="T12">JSON</text:span><text:span text:style-name="T10">.stringify({action: </text:span><text:span text:style-name="T13">'minus'</text:span><text:span text:style-name="T10">}));<text:line-break/> <text:s text:c="11"/>}<text:line-break/> <text:s text:c="11"/>plus.onclick = </text:span><text:span text:style-name="T9">function</text:span><text:span text:style-name="T10"> (</text:span><text:span text:style-name="T12">event</text:span><text:span text:style-name="T10">) {<text:line-break/> <text:s text:c="15"/>websocket.send(</text:span><text:span text:style-name="T12">JSON</text:span><text:span text:style-name="T10">.stringify({action: </text:span><text:span text:style-name="T13">'plus'</text:span><text:span text:style-name="T10">}));<text:line-break/> <text:s text:c="11"/>}<text:line-break/> <text:s text:c="11"/>websocket.onmessage = </text:span><text:span text:style-name="T9">function</text:span><text:span text:style-name="T10"> (</text:span><text:span text:style-name="T12">event</text:span><text:span text:style-name="T10">) {<text:line-break/> <text:s text:c="15"/>data = </text:span><text:span text:style-name="T12">JSON</text:span><text:span text:style-name="T10">.parse(event.data);<text:line-break/> <text:s text:c="15"/></text:span><text:span text:style-name="T9">switch</text:span><text:span text:style-name="T10"> (data.type) {<text:line-break/> <text:s text:c="19"/></text:span><text:span text:style-name="T9">case</text:span><text:span text:style-name="T10"> </text:span><text:span text:style-name="T13">'state'</text:span><text:span text:style-name="T10">:<text:line-break/> <text:s text:c="23"/>value.textContent = data.value;<text:line-break/> <text:s text:c="23"/></text:span><text:span text:style-name="T9">break</text:span><text:span text:style-name="T10">;<text:line-break/> <text:s text:c="19"/></text:span><text:span text:style-name="T9">case</text:span><text:span text:style-name="T10"> </text:span><text:span text:style-name="T13">'users'</text:span><text:span text:style-name="T10">:<text:line-break/> <text:s text:c="23"/>users.textContent = (<text:line-break/> <text:s text:c="27"/>data.count.toString() + </text:span><text:span text:style-name="T13">" user"</text:span><text:span text:style-name="T10"> +<text:line-break/> <text:s text:c="27"/>(data.count == </text:span><text:span text:style-name="T12">1</text:span><text:span text:style-name="T10"> ? </text:span><text:span text:style-name="T13">""</text:span><text:span text:style-name="T10"> : </text:span><text:span text:style-name="T13">"s"</text:span><text:span text:style-name="T10">));<text:line-break/> <text:s text:c="23"/></text:span><text:span text:style-name="T9">break</text:span><text:span text:style-name="T10">;<text:line-break/> <text:s text:c="19"/></text:span><text:span text:style-name="T9">default</text:span><text:span text:style-name="T10">:<text:line-break/> <text:s text:c="23"/></text:span><text:span text:style-name="T12">console</text:span><text:span text:style-name="T10">.error(<text:line-break/> <text:s text:c="27"/></text:span><text:span text:style-name="T13">"unsupported event"</text:span><text:span text:style-name="T10">, data);<text:line-break/> <text:s text:c="15"/>}<text:line-break/> <text:s text:c="11"/>};<text:line-break/> <text:s text:c="7"/></text:span><text:span text:style-name="T16">&lt;/script&gt;</text:span><text:span text:style-name="T10"><text:line-break/> <text:s text:c="3"/></text:span><text:span text:style-name="T16">&lt;/body&gt;</text:span><text:span text:style-name="T10"><text:line-break/></text:span><text:span text:style-name="T16">&lt;/html&gt;</text:span></text:p>
          </table:table-cell>
        </table:table-row>
      </table:table>
      <text:p text:style-name="P1"/>
      <text:p text:style-name="Standard"><text:span text:style-name="T3"><text:tab/>Here the WebSocket object is created by passing the url to WebSocket class.</text:span></text:p>
      <text:p text:style-name="Standard"><text:span text:style-name="T3">By connecting to websocket we send or receive data from the server.</text:span></text:p>
      <text:p text:style-name="Standard"><text:span text:style-name="T6">Buffers:</text:span></text:p>
      <text:p text:style-name="Standard"><text:span text:style-name="T6"><text:tab/></text:span><text:span text:style-name="T3">Under high load, if a server receives more messages than it can process, bufferbloat can result in excessive memory use.</text:span></text:p>
      <text:p text:style-name="Standard"><text:span text:style-name="T3"><text:tab/>By passing max_size and max_queue we can customize the buffer sizes.</text:span></text:p>
      <text:p text:style-name="P1"/>
      <text:p text:style-name="Standard"><text:span text:style-name="T3"><text:tab/>When we call </text:span><text:span text:style-name="T4">serve()</text:span><text:span text:style-name="T3"> method:</text:span></text:p>
      <text:p text:style-name="P1"/>
      <text:list xml:id="list2395374209" text:style-name="WWNum1">
        <text:list-item>
          <text:p text:style-name="P10"><text:span text:style-name="T3">Set max_size (default: 1 MiB, UTF-8 encoded) to the maximum size of messages your application generates.</text:span></text:p>
        </text:list-item>
      </text:list>
      <text:p text:style-name="P12"/>
      <text:list xml:id="list84053443701264" text:continue-numbering="true" text:style-name="WWNum1">
        <text:list-item>
          <text:p text:style-name="P11"><text:span text:style-name="T3">Set max_queue (default: 32) to the maximum number of messages your application expects to receive faster than it can process them. The queue provides burst tolerance without slowing down the TCP connection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5" meta:paragraph-count="38" meta:word-count="825" meta:character-count="8362" meta:non-whitespace-character-count="6054"/>
    <meta:generator>LibreOfficeDev/6.0.5.2$Linux_X86_64 LibreOffice_project/</meta:generator>
  </office:meta>
</office:document-meta>
</file>